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606" officeooo:paragraph-rsid="0008e606"/>
    </style:style>
    <style:style style:name="P2" style:family="paragraph" style:parent-style-name="Standard">
      <style:text-properties fo:font-size="12pt" fo:font-weight="normal" officeooo:rsid="0008e606" officeooo:paragraph-rsid="0008e606" style:font-size-asian="10.5pt" style:font-weight-asian="normal" style:font-size-complex="12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2">Ordre de cours </text:span></text:p>
      <text:p text:style-name="P1"><text:span text:style-name="T2"/></text:p>
      <text:p text:style-name="P2">1 – OO-base</text:p>
      <text:p text:style-name="P2">2 – OO-heritage</text:p>
      <text:p text:style-name="P2">3 – JavaFX</text:p>
      <text:p text:style-name="P2">4 – JavaFX-events</text:p>
      <text:p text:style-name="P2">5 – Observateur</text:p>
      <text:p text:style-name="P2">6 – MCV</text:p>
      <text:p text:style-name="P2">7 – Commande</text:p>
      <text:p text:style-name="P2">8 – Composite</text:p>
      <text:p text:style-name="P2">9 – Generics</text:p>
      <text:p text:style-name="P2">10 – Lambda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5T21:28:19.157000000</meta:creation-date>
    <dc:date>2023-10-05T21:33:47.088000000</dc:date>
    <meta:editing-duration>PT5M29S</meta:editing-duration>
    <meta:editing-cycles>1</meta:editing-cycles>
    <meta:document-statistic meta:table-count="0" meta:image-count="0" meta:object-count="0" meta:page-count="1" meta:paragraph-count="11" meta:word-count="23" meta:character-count="142" meta:non-whitespace-character-count="115"/>
    <meta:generator>LibreOffice/7.2.1.2$Windows_X86_64 LibreOffice_project/87b77fad49947c1441b67c559c339af8f3517e22</meta:generator>
  </office:meta>
</office:document-meta>
</file>